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5066E27E10D1213073.png" manifest:media-type="image/png"/>
  <manifest:file-entry manifest:full-path="Pictures/100002010000021E0000010FEC7483577071DF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1dc412" officeooo:paragraph-rsid="001dc412" style:font-size-asian="9pt" style:font-size-complex="9pt"/>
    </style:style>
    <style:style style:name="T1" style:family="text">
      <style:text-properties style:font-name="Copperplate Gothic Bold"/>
    </style:style>
    <style:style style:name="T2" style:family="text">
      <style:text-properties fo:color="#999999" style:font-name="Copperplate Gothic Bold"/>
    </style:style>
    <style:style style:name="T3" style:family="text">
      <style:text-properties officeooo:rsid="0020521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12.061cm" svg:y="0.125cm" svg:width="0.868cm" svg:height="1.446cm" draw:z-index="0"><draw:image xlink:href="Pictures/10000201000000300000005066E27E10D1213073.png" xlink:type="simple" xlink:show="embed" xlink:actuate="onLoad" loext:mime-type="image/png"/></draw:frame></text:p>
      <text:p text:style-name="P3"/>
      <text:p text:style-name="P3"><text:span text:style-name="T3">IARU Carte des régions</text:span></text:p>
      <text:p text:style-name="P2"><draw:frame draw:style-name="fr1" draw:name="Image2" text:anchor-type="char" svg:x="0.175cm" svg:y="0.512cm" svg:width="13.6cm" svg:height="6.8cm" draw:z-index="1"><draw:image xlink:href="Pictures/100002010000021E0000010FEC7483577071DFD9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1 <text:tab/><text:tab/>01/07/2022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3:36:34.143000000</dc:date>
    <meta:editing-duration>PT1H58M42S</meta:editing-duration>
    <meta:editing-cycles>9</meta:editing-cycles>
    <meta:generator>LibreOffice/6.4.0.3$Windows_X86_64 LibreOffice_project/b0a288ab3d2d4774cb44b62f04d5d28733ac6df8</meta:generator>
    <meta:document-statistic meta:table-count="0" meta:image-count="2" meta:object-count="0" meta:page-count="1" meta:paragraph-count="2" meta:word-count="7" meta:character-count="47" meta:non-whitespace-character-count="40"/>
  </office:meta>
</office:document-meta>
</file>